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margin-top="0.1666in" fo:margin-bottom="0.1666in" style:page-number="1"/>
      <style:text-properties style:font-name="Georgia" style:font-name-asian="Georgia" style:font-name-complex="Georgia" fo:font-size="21.5pt" style:font-size-asian="21.5pt" style:font-size-complex="21.5pt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4" style:parent-style-name="DefaultParagraphFont" style:family="text">
      <style:text-properties fo:font-size="10.5pt" style:font-size-asian="10.5pt" style:font-size-complex="10.5pt"/>
    </style:style>
    <style:style style:name="T5" style:parent-style-name="DefaultParagraphFont" style:family="text">
      <style:text-properties fo:color="#1C458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10.5pt" style:font-size-asian="10.5pt" style:font-size-complex="10.5pt"/>
    </style:style>
    <style:style style:name="T7" style:parent-style-name="DefaultParagraphFont" style:family="text">
      <style:text-properties fo:color="#1C458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P9" style:parent-style-name="Normal" style:family="paragraph">
      <style:paragraph-properties fo:margin-top="0.1666in" fo:margin-bottom="0.1666in"/>
    </style:style>
    <style:style style:name="P10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11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12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13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14" style:parent-style-name="Normal" style:family="paragraph">
      <style:paragraph-properties fo:margin-top="0.1666in" fo:margin-bottom="0.1666in"/>
    </style:style>
    <style:style style:name="P15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16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17" style:parent-style-name="Normal" style:family="paragraph">
      <style:paragraph-properties fo:margin-top="0.1666in"/>
      <style:text-properties fo:font-size="10.5pt" style:font-size-asian="10.5pt" style:font-size-complex="10.5pt"/>
    </style:style>
    <style:style style:name="P18" style:parent-style-name="Normal" style:family="paragraph">
      <style:text-properties fo:font-size="10.5pt" style:font-size-asian="10.5pt" style:font-size-complex="10.5pt"/>
    </style:style>
    <style:style style:name="P19" style:parent-style-name="Normal" style:family="paragraph">
      <style:text-properties fo:font-size="10.5pt" style:font-size-asian="10.5pt" style:font-size-complex="10.5pt"/>
    </style:style>
    <style:style style:name="P20" style:parent-style-name="Normal" style:family="paragraph">
      <style:text-properties fo:font-size="10.5pt" style:font-size-asian="10.5pt" style:font-size-complex="10.5pt"/>
    </style:style>
    <style:style style:name="P21" style:parent-style-name="Normal" style:family="paragraph">
      <style:text-properties fo:font-size="10.5pt" style:font-size-asian="10.5pt" style:font-size-complex="10.5pt"/>
    </style:style>
    <style:style style:name="P22" style:parent-style-name="Normal" style:family="paragraph">
      <style:paragraph-properties fo:margin-bottom="0.1666in"/>
      <style:text-properties fo:font-size="10.5pt" style:font-size-asian="10.5pt" style:font-size-complex="10.5pt"/>
    </style:style>
    <style:style style:name="P23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24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25" style:parent-style-name="Normal" style:family="paragraph">
      <style:paragraph-properties fo:margin-top="0.1666in"/>
      <style:text-properties fo:font-size="10.5pt" style:font-size-asian="10.5pt" style:font-size-complex="10.5pt"/>
    </style:style>
    <style:style style:name="P26" style:parent-style-name="Normal" style:family="paragraph">
      <style:text-properties fo:font-size="10.5pt" style:font-size-asian="10.5pt" style:font-size-complex="10.5pt"/>
    </style:style>
    <style:style style:name="P27" style:parent-style-name="Normal" style:family="paragraph">
      <style:text-properties fo:font-size="10.5pt" style:font-size-asian="10.5pt" style:font-size-complex="10.5pt"/>
    </style:style>
    <style:style style:name="P28" style:parent-style-name="Normal" style:family="paragraph">
      <style:text-properties fo:font-size="10.5pt" style:font-size-asian="10.5pt" style:font-size-complex="10.5pt"/>
    </style:style>
    <style:style style:name="P29" style:parent-style-name="Normal" style:family="paragraph">
      <style:paragraph-properties fo:margin-bottom="0.1666in"/>
      <style:text-properties fo:font-size="10.5pt" style:font-size-asian="10.5pt" style:font-size-complex="10.5pt"/>
    </style:style>
    <style:style style:name="P30" style:parent-style-name="Normal" style:family="paragraph">
      <style:paragraph-properties fo:margin-top="0.1666in" fo:margin-bottom="0.1666in"/>
    </style:style>
    <style:style style:name="P31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32" style:parent-style-name="Normal" style:family="paragraph">
      <style:paragraph-properties fo:margin-top="0.1666in" fo:margin-bottom="0.1666in"/>
      <style:text-properties fo:font-size="10.5pt" style:font-size-asian="10.5pt" style:font-size-complex="10.5pt"/>
    </style:style>
    <style:style style:name="P33" style:parent-style-name="Normal" style:family="paragraph">
      <style:paragraph-properties fo:margin-top="0.1666in"/>
      <style:text-properties fo:font-size="10.5pt" style:font-size-asian="10.5pt" style:font-size-complex="10.5pt"/>
    </style:style>
    <style:style style:name="P34" style:parent-style-name="Normal" style:family="paragraph">
      <style:text-properties fo:font-size="10.5pt" style:font-size-asian="10.5pt" style:font-size-complex="10.5pt"/>
    </style:style>
    <style:style style:name="P35" style:parent-style-name="Normal" style:family="paragraph">
      <style:paragraph-properties fo:margin-bottom="0.1666in"/>
      <style:text-properties fo:font-size="10.5pt" style:font-size-asian="10.5pt" style:font-size-complex="10.5pt"/>
    </style:style>
    <style:style style:name="P36" style:parent-style-name="Normal" style:family="paragraph">
      <style:paragraph-properties fo:margin-top="0.1666in" fo:margin-bottom="0.1666in"/>
    </style:style>
    <style:style style:name="P37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38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39" style:parent-style-name="Normal" style:family="paragraph">
      <style:paragraph-properties fo:margin-top="0.1666in" fo:margin-bottom="0.1666in"/>
      <style:text-properties style:font-name="Georgia" style:font-name-asian="Georgia" style:font-name-complex="Georgia" fo:font-weight="bold" style:font-weight-asian="bold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top="0.1666in" fo:margin-bottom="0.1666in"/>
    </style:style>
    <style:style style:name="T4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top="0.1666in" fo:margin-bottom="0.1666in"/>
    </style:style>
    <style:style style:name="T5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margin-top="0.1666in" fo:margin-bottom="0.1666in"/>
    </style:style>
    <style:style style:name="T5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margin-top="0.1666in" fo:margin-bottom="0.1666in"/>
    </style:style>
    <style:style style:name="T6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usanne Zeilinger- Migsich</text:p>
      <text:p text:style-name="P2"><text:span text:style-name="T3">Susanne Zeilinger- Migsich</text:span><text:span text:style-name="T4"><text:s/>(* 1969 in Wien) ist eine Privatdozentin und Senior Scientist am Institut für Verfahrenstechnik im Bereich Biotechnologie und Mikrobiologie an der<text:s/></text:span><text:span text:style-name="T5">Technische Universität Wien</text:span><text:span text:style-name="T6"><text:s/>und eine Professorin für Mikrobiologie am Institut für Mikrobiologie an der<text:s/></text:span><text:span text:style-name="T7">Universität Innsbruck</text:span><text:span text:style-name="T8">.[1]</text:span></text:p>
      <text:p text:style-name="P9"><text:s/></text:p>
      <text:p text:style-name="P10">Leben</text:p>
      <text:p text:style-name="P11">Susanne Zeilinger- Migsich begann 1987 ihr Studium für „Mikrobiologie und Genetik“ an der Universität Wien. Im Jahr 1993 beendete sie mit der Diplomarbeit „Reinigung und Charakterisierung der alpha-Galactosidase aus Trichoderma reesei“ an der TU Wien und dem VTT Technical Research Center in Finnland. Bis 1995 schrieb Susanne Zeilinger- Migsich ihre Dissertation an der TU Wien mit dem Thema „Einfluss der Kohlenstoffquelle auf die Regulation der Expression ausgewählter Gene aus Trichoderma reesei“ und 1995 promovierte sie mit Auszeichnung.[2]</text:p>
      <text:p text:style-name="P12">Die Sommer von 1989 und 1990 machte Susanne Zeilinger- Migsich Ferialpraktika bei der Lenzing AG und im Sommer<text:s/>1991 machte sie noch eine Ferialpraktikum bei der Firma Biochemie GmbH Kundl. Von 1995 bis 2001 arbeitete sie als Post-Doc am Institut für Biochemische Technologie und Mikrobiologie an der TU Wien. Inzwischen im Jahr 1996 nahm eine Position als Post- Doc<text:s/>am Institut für Pflanzenpathologie an der Universität „Federico II“ in Neapel und seit 1996 bis 2001- Lehrbeauftragte an der Universität Wien. Von 2001 bis 2019 arbeitete sie an der TU Wien als Projektleiterin und Senior Wissenschaftlerin und seit 2015 bis<text:s/>momentan an der Universität Innsbruck als Professorin in der Richtung Mikrobiologie.[2][3]</text:p>
      <text:p text:style-name="P13">Susanne Zeilinger ist tätig als Editorial Board Member of “BMC Fungal Biology and Biotechnology” und “Biocontrol Science and Technology”, als Sprecherin des DKs Bio-Interactions – from basics to application, als Mitglied des Fakultätsrats der Fakultät für Biologie und des QV-Beirats der Fakultät für Biologie und als Associate Editor of Frontiers in Microbiology, Section Fungi and Their Interactions. [4]</text:p>
      <text:p text:style-name="P14"><text:s/></text:p>
      <text:p text:style-name="P15">Forschung</text:p>
      <text:p text:style-name="P16">Susanne Zeilinger- Migsich macht Forschungen in verschiedene Bereiche: Mykologie, Mikrobiologie und Genetik. Ihre aktuelle Forschungen befasst sich mit mikrobiellen Wechselwirkungen mit Schwerpunkt auf der Wechselwirkung zwischen mykoparasitischem Pilz und<text:s/>Pilz. Die forschungsfragen beschäftigen sich mit dem Signalaustausch zwischen den Interaktionspartnern, Erkennungsereignissen und zellulären Antworten.[3] Weitere Forschungsgebiete, mit den sie sich beschäftigt, sind:</text:p>
      <text:list text:style-name="LFO3" text:continue-numbering="true">
        <text:list-item>
          <text:p text:style-name="P17">Molekulare Mykologie</text:p>
        </text:list-item>
        <text:list-item>
          <text:p text:style-name="P18">Mikrobielle Interaktionen und mikrobielle Kommunikation</text:p>
        </text:list-item>
        <text:list-item>
          <text:p text:style-name="P19">Mykoparasitimus und Biokontrolle</text:p>
        </text:list-item>
        <text:list-item>
          <text:p text:style-name="P20">Signaltransduktion in Pilzen</text:p>
        </text:list-item>
        <text:list-item>
          <text:p text:style-name="P21">Pilzliche Sekundärmetabolite und Enzyme</text:p>
        </text:list-item>
        <text:list-item>
          <text:p text:style-name="P22">Genregulation in Pilzen[4]</text:p>
        </text:list-item>
      </text:list>
      <text:p text:style-name="P23"><text:s/></text:p>
      <text:p text:style-name="P24">Im Folgenden ist eine Auswahl ihrernForschungsprojektе angeführt:</text:p>
      <text:list text:style-name="LFO1" text:continue-numbering="true">
        <text:list-item>
          <text:p text:style-name="P25">From organismic to biomolecular interactions: Visualizing signaling complexes in the fungal membrane [5]</text:p>
        </text:list-item>
        <text:list-item>
          <text:p text:style-name="P26">Trichoderma mycoparasitism enters the post-genomic era [6]</text:p>
        </text:list-item>
        <text:list-item>
          <text:p text:style-name="P27">BIOGEN: from genes to biocontrol [7]</text:p>
        </text:list-item>
        <text:list-item>
          <text:p text:style-name="P28">TRICHO-TOR: TOR kinase signaling in the mycoparasite Trichoderma atroviride<text:s/>[8]</text:p>
        </text:list-item>
        <text:list-item>
          <text:p text:style-name="P29">Chem-Talk: Chemical cross-talk in mycoparasitic interactions [9]</text:p>
        </text:list-item>
      </text:list>
      <text:p text:style-name="P30"><text:s/></text:p>
      <text:p text:style-name="P31">Publikationen</text:p>
      <text:p text:style-name="P32">Zeilinger hat viele publizierten Arbeite und hier folgt eine Auswahl ihrer Publikationen:</text:p>
      <text:list text:style-name="LFO2" text:continue-numbering="true">
        <text:list-item>
          <text:p text:style-name="P33">Necrotrophic mycoparasites and their genomes [10]</text:p>
        </text:list-item>
        <text:list-item>
          <text:p text:style-name="P34">The Genomes of Three Uneven Siblings: Footprints of the Lifestyles of Three Trichoderma Species [11]</text:p>
        </text:list-item>
        <text:list-item>
          <text:p text:style-name="P35">Friends or foes? Emerging insights from fungal interactions with plants [12]</text:p>
        </text:list-item>
      </text:list>
      <text:p text:style-name="P36"/>
      <text:p text:style-name="P37">Weblinks</text:p>
      <text:p text:style-name="P38"/>
      <text:p text:style-name="P39">Sources<text:s/></text:p>
      <text:p text:style-name="P40">[1]<text:a xlink:href="https://www.frauenspuren.at/frauenspuren_heute/professorinnen/susanne_zeilinger_migsich/" office:target-frame-name="_top" xlink:show="replace"><text:s/></text:a><text:a xlink:href="https://www.frauenspuren.at/frauenspuren_heute/professorinnen/susanne_zeilinger_migsich/" office:target-frame-name="_top" xlink:show="replace"><text:span text:style-name="T41">https://www.frauenspuren.at/frauenspuren_</text:span><text:span text:style-name="T42">heute/professorinnen/susanne_zeilinger_migsich/</text:span></text:a></text:p>
      <text:p text:style-name="P43">[2]<text:a xlink:href="https://www.femtech.at/sites/default/files/Zeilinger_EDM_12_08.pdf" office:target-frame-name="_top" xlink:show="replace"><text:s/></text:a><text:a xlink:href="https://www.femtech.at/sites/default/files/Zeilinger_EDM_12_08.pdf" office:target-frame-name="_top" xlink:show="replace"><text:span text:style-name="T44">https://www.femtech.at/sites/def</text:span><text:span text:style-name="T45">ault/files/Zeilinger_EDM_12_08.pdf</text:span></text:a></text:p>
      <text:p text:style-name="P46">[3]<text:a xlink:href="https://www.researchgate.net/profile/Susanne_Zeilinger" office:target-frame-name="_top" xlink:show="replace"><text:s/></text:a><text:a xlink:href="https://www.researchgate.net/profile/Susanne_Zeilinger" office:target-frame-name="_top" xlink:show="replace"><text:span text:style-name="T47">https://www.researchgate.net/profile/Susanne_Zeilinger</text:span></text:a></text:p>
      <text:p text:style-name="P48">[4]<text:a xlink:href="https://www.uibk.ac.at/microbiology/team/susanne-zeilinger/index.html.de" office:target-frame-name="_top" xlink:show="replace"><text:s/></text:a><text:a xlink:href="https://www.uibk.ac.at/microbiology/team/susanne-zeilinger/index.html.de" office:target-frame-name="_top" xlink:show="replace"><text:span text:style-name="T49">https://www.uibk.ac.at/microbiology/team/susanne-zeilinger/index.html.de</text:span></text:a></text:p>
      <text:p text:style-name="P50">[5]<text:a xlink:href="https://www.uibk.ac.at/microbiology/research/projects/from-organismic-to-biomolecular-interactions-visualizing-signaling-complexes-in-the-fungal-membrane/" office:target-frame-name="_top" xlink:show="replace"><text:s/></text:a><text:a xlink:href="https://www.uibk.ac.at/microbiology/research/projects/from-organismic-to-biomolecular-interactions-visualizing-signaling-complexes-in-the-fungal-membrane/" office:target-frame-name="_top" xlink:show="replace"><text:span text:style-name="T51">https://www.uibk.ac.at/microbiology/research/projects/from-organismic-to-biomolecular-interactions-visualizing-signaling-complexes-in-the-fungal-membrane/</text:span></text:a></text:p>
      <text:p text:style-name="P52">[6]<text:a xlink:href="https://pf.fwf.ac.at/de/wissenschaft-konkret/project-finder/20426" office:target-frame-name="_top" xlink:show="replace"><text:s/></text:a><text:a xlink:href="https://pf.fwf.ac.at/de/wissenschaft-konkret/project-finder/20426" office:target-frame-name="_top" xlink:show="replace"><text:span text:style-name="T53">https://pf.fwf.ac.at/de/wissenschaft-konkret/project-finder/20426</text:span></text:a></text:p>
      <text:p text:style-name="P54">[7]<text:a xlink:href="https://www.wwtf.at/programmes/life_sciences/LS09-036" office:target-frame-name="_top" xlink:show="replace"><text:s/></text:a><text:a xlink:href="https://www.wwtf.at/programmes/life_sciences/LS09-036" office:target-frame-name="_top" xlink:show="replace"><text:span text:style-name="T55">https://www.wwtf.at/programmes/life_sciences/LS09-036</text:span></text:a></text:p>
      <text:p text:style-name="P56">[8]<text:a xlink:href="https://www.uibk.ac.at/microbiology/research/projects/tricho-tor/" office:target-frame-name="_top" xlink:show="replace"><text:s/></text:a><text:a xlink:href="https://www.uibk.ac.at/microbiology/research/projects/tricho-tor/" office:target-frame-name="_top" xlink:show="replace"><text:span text:style-name="T57">https://www.uibk.ac.at/microbiology/research/projects/tricho-tor/</text:span></text:a></text:p>
      <text:soft-page-break/>
      <text:p text:style-name="P58">[9]<text:a xlink:href="https://www.uibk.ac.at/microbiology/research/projects/chem_talk/" office:target-frame-name="_top" xlink:show="replace"><text:s/></text:a><text:a xlink:href="https://www.uibk.ac.at/microbiology/research/projects/chem_talk/" office:target-frame-name="_top" xlink:show="replace"><text:span text:style-name="T59">https://www.uibk.ac.at/microbiology/research/projects/chem_talk/</text:span></text:a></text:p>
      <text:p text:style-name="P60">[10]<text:a xlink:href="https://www.asmscience.org/content/journal/microbiolspec/10.1128/microbiolspec.FUNK-0016-2016" office:target-frame-name="_top" xlink:show="replace"><text:s/></text:a><text:a xlink:href="https://www.asmscience.org/content/journal/microbiolspec/10.1128/microbiolspec.FUNK-0016-2016" office:target-frame-name="_top" xlink:show="replace"><text:span text:style-name="T61">https://www.asmscience.org/content/journal/microbiolspec/10.1128/microbiolspec.FUNK-0016-2016</text:span></text:a></text:p>
      <text:p text:style-name="P62">[11]<text:a xlink:href="https://mmbr.asm.org/content/80/1/205.long" office:target-frame-name="_top" xlink:show="replace"><text:s/></text:a><text:a xlink:href="https://mmbr.asm.org/content/80/1/205.long" office:target-frame-name="_top" xlink:show="replace"><text:span text:style-name="T63">https://mmbr.asm.org/content/80/1/205.long</text:span></text:a></text:p>
      <text:p text:style-name="P64">[12]<text:a xlink:href="https://academic.oup.com/femsre/article/40/2/182/2570111" office:target-frame-name="_top" xlink:show="replace"><text:s/></text:a><text:a xlink:href="https://academic.oup.com/femsre/article/40/2/182/2570111" office:target-frame-name="_top" xlink:show="replace"><text:span text:style-name="T65">https://academic.oup.com/femsre/article/40/2/182/2570111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style:language-asian="de" style:country-asian="A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Mohammad Zandpour</dc:creator>
    <meta:creation-date>2020-01-21T10:38:00Z</meta:creation-date>
    <dc:date>2020-01-21T10:38:00Z</dc:date>
    <meta:print-date>2020-01-21T10:38:00Z</meta:print-date>
    <meta:template xlink:href="Normal.dotm" xlink:type="simple"/>
    <meta:editing-cycles>2</meta:editing-cycles>
    <meta:editing-duration>PT0S</meta:editing-duration>
    <meta:document-statistic meta:page-count="3" meta:paragraph-count="13" meta:word-count="907" meta:character-count="6615" meta:row-count="47" meta:non-whitespace-character-count="5721"/>
  </office:meta>
</office:document-meta>
</file>